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formationProviderServiceImpl.setPortletContainerEnvironment( PortletContainerEnvironment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formationProviderServiceImpl.getStaticProvi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formationProviderServiceImpl.getPortalContextProvi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formationProviderServiceImpl.getDynamicProvider(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